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nva Sans" svg:font-family="'Canva Sans', 'Helvetica Neue', Roboto, apple-system, blinkmacsystemfont, sans-serif"/>
    <style:font-face style:name="DM Sans1" svg:font-family="'DM Sans', Arial, sans-serif"/>
    <style:font-face style:name="DM Sans" svg:font-family="'DM Sans', Arial, sans-serif, serif, EmojiFont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style:rel-width="100%" table:align="center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style:vertical-align="middle"/>
    </style:style>
    <style:style style:name="Tabella2" style:family="table">
      <style:table-properties style:width="15.875cm" table:align="center" fo:background-color="#ffffff">
        <style:background-image/>
      </style:table-properties>
    </style:style>
    <style:style style:name="Tabella2.A" style:family="table-column">
      <style:table-column-properties style:column-width="15.875cm"/>
    </style:style>
    <style:style style:name="Tabella2.A1" style:family="table-cell">
      <style:table-cell-properties style:vertical-align="middle"/>
    </style:style>
    <style:style style:name="Tabella3" style:family="table">
      <style:table-properties style:width="15.875cm" style:rel-width="100%" table:align="left"/>
    </style:style>
    <style:style style:name="Tabella3.A" style:family="table-column">
      <style:table-column-properties style:column-width="15.875cm" style:rel-column-width="65535*"/>
    </style:style>
    <style:style style:name="Tabella3.A1" style:family="table-cell">
      <style:table-cell-properties style:vertical-align="middle"/>
    </style:style>
    <style:style style:name="Tabella4" style:family="table">
      <style:table-properties style:width="15.875cm" style:rel-width="100%" table:align="left"/>
    </style:style>
    <style:style style:name="Tabella4.A" style:family="table-column">
      <style:table-column-properties style:column-width="15.875cm" style:rel-column-width="65535*"/>
    </style:style>
    <style:style style:name="Tabella4.A1" style:family="table-cell">
      <style:table-cell-properties style:vertical-align="middle"/>
    </style:style>
    <style:style style:name="Tabella5" style:family="table">
      <style:table-properties style:width="17cm" style:rel-width="100%" table:align="center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style:vertical-align="middle"/>
    </style:style>
    <style:style style:name="Tabella6" style:family="table">
      <style:table-properties style:width="15.875cm" table:align="center" fo:background-color="#ffffff">
        <style:background-image/>
      </style:table-properties>
    </style:style>
    <style:style style:name="Tabella6.A" style:family="table-column">
      <style:table-column-properties style:column-width="15.875cm"/>
    </style:style>
    <style:style style:name="Tabella6.A1" style:family="table-cell">
      <style:table-cell-properties style:vertical-align="middle"/>
    </style:style>
    <style:style style:name="Tabella7" style:family="table">
      <style:table-properties style:width="15.875cm" style:rel-width="100%" table:align="left"/>
    </style:style>
    <style:style style:name="Tabella7.A" style:family="table-column">
      <style:table-column-properties style:column-width="15.875cm" style:rel-column-width="65535*"/>
    </style:style>
    <style:style style:name="Tabella7.A1" style:family="table-cell">
      <style:table-cell-properties style:vertical-align="middle"/>
    </style:style>
    <style:style style:name="Tabella8" style:family="table">
      <style:table-properties style:width="15.875cm" style:rel-width="100%" table:align="left"/>
    </style:style>
    <style:style style:name="Tabella8.A" style:family="table-column">
      <style:table-column-properties style:column-width="15.875cm" style:rel-column-width="65535*"/>
    </style:style>
    <style:style style:name="Tabella8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color="#1d1e20" style:font-name="DM Sans" fo:font-size="12pt" fo:letter-spacing="normal" fo:font-weight="normal"/>
    </style:style>
    <style:style style:name="P3" style:family="paragraph" style:parent-style-name="Table_20_Contents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color="#1d1e20" fo:letter-spacing="normal"/>
    </style:style>
    <style:style style:name="P4" style:family="paragraph" style:parent-style-name="Table_20_Contents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margin-top="0cm" fo:margin-bottom="0cm" fo:line-height="120%" fo:text-align="start" style:justify-single-word="false" fo:text-indent="0cm" style:auto-text-indent="false" fo:padding="0cm" fo:border="none"/>
      <style:text-properties fo:color="#1d1e20" style:font-name="DM Sans1" fo:font-size="13.5pt" fo:letter-spacing="normal" fo:font-weight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Standard" style:list-style-name="L1"/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1d1e20" style:font-name="DM Sans" fo:font-size="12pt" fo:letter-spacing="normal" fo:font-weight="normal"/>
    </style:style>
    <style:style style:name="T2" style:family="text">
      <style:text-properties fo:font-variant="normal" fo:text-transform="none" fo:color="#000000" style:font-name="Canva Sans" fo:font-size="10.5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openrouter.ai/keys" text:style-name="Internet_20_link" text:visited-style-name="Visited_20_Internet_20_Link">https://openrouter.ai/keys</text:a></text:p>
      <text:p text:style-name="Standard"><text:a xlink:type="simple" xlink:href="mailto:andrea.sisofo@e-quipe.it" text:style-name="Internet_20_link" text:visited-style-name="Visited_20_Internet_20_Link">andrea.sisofo@e-quipe.it</text:a></text:p>
      <text:p text:style-name="Standard">E-quipe!</text:p>
      <text:p text:style-name="Standard">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</text:p>
      <text:p text:style-name="Standard"/>
      <text:p text:style-name="Standard">sk-83mQ9P3T6WRkham1Thm1HIWocRkGzhgvmG1cTjPS6vzpYyMe</text:p>
      <text:p text:style-name="Standard">api key kimi</text:p>
      <text:p text:style-name="Standard"/>
      <text:p text:style-name="Standard"/>
      <text:p text:style-name="Standard">https://supabase.com/dashboard/new/gpdfgzccvyugskrszvvg</text:p>
      <text:p text:style-name="Standard">E-quipe!12345</text:p>
      <text:p text:style-name="Standard"/>
      <text:p text:style-name="Standard"/>
      <text:p text:style-name="Standard">29950Topo123-</text:p>
      <text:p text:style-name="Standard"><text:a xlink:type="simple" xlink:href="mailto:andreasisofo@hotmail.com" text:style-name="Internet_20_link" text:visited-style-name="Visited_20_Internet_20_Link"/></text:p>
      <text:p text:style-name="Standard"><text:a xlink:type="simple" xlink:href="mailto:andreasisofo@hotmail.com" text:style-name="Internet_20_link" text:visited-style-name="Visited_20_Internet_20_Link">andreasisofo@hotmail.com</text:a></text:p>
      <text:p text:style-name="Standard">n8n </text:p>
      <text:p text:style-name="Standard">email <text:a xlink:type="simple" xlink:href="mailto:andreasisofo@hotmail.com" text:style-name="Internet_20_link" text:visited-style-name="Visited_20_Internet_20_Link">andreasisofo@hotmail.com</text:a></text:p>
      <text:p text:style-name="Standard">29950Topo_</text:p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able:table table:name="Tabella3" table:style-name="Tabella3">
                    <table:table-column table:style-name="Tabella3.A"/>
                    <table:table-row>
                      <table:table-cell table:style-name="Tabella3.A1" office:value-type="string">
                        <text:h text:style-name="P5" text:outline-level="3">Ecco i dettagli principali del tuo nuovo VPS:</text:h>
                      </table:table-cell>
                    </table:table-row>
                  </table:table>
                  <table:table table:name="Tabella4" table:style-name="Tabella4">
                    <table:table-column table:style-name="Tabella4.A"/>
                    <table:table-row>
                      <table:table-cell table:style-name="Tabella4.A1" office:value-type="string">
                        <text:p text:style-name="P2">Nome host VPS:</text:p>
                        <text:p text:style-name="P4"><text:span text:style-name="Strong_20_Emphasis"><text:span text:style-name="T1">srv1352958.hstgr.cloud</text:span></text:span></text:p>
                        <text:p text:style-name="P3"> </text:p>
                        <text:p text:style-name="P2">Indirizzo IP (IPv4):</text:p>
                        <text:p text:style-name="P4"><text:span text:style-name="Strong_20_Emphasis"><text:span text:style-name="T1">72.62.42.113</text:span></text:span></text:p>
                        <text:p text:style-name="P3"> </text:p>
                        <text:p text:style-name="P2">Indirizzo IP (IPv6):</text:p>
                        <text:p text:style-name="P4"><text:span text:style-name="Strong_20_Emphasis"><text:span text:style-name="T1">2a02:4780:79:e4f4::1</text:span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able:table table:name="Tabella6" table:style-name="Tabella6">
              <table:table-column table:style-name="Tabella6.A"/>
              <table:table-row>
                <table:table-cell table:style-name="Tabella6.A1" office:value-type="string">
                  <table:table table:name="Tabella7" table:style-name="Tabella7">
                    <table:table-column table:style-name="Tabella7.A"/>
                    <table:table-row>
                      <table:table-cell table:style-name="Tabella7.A1" office:value-type="string">
                        <text:p text:style-name="P6"/>
                      </table:table-cell>
                    </table:table-row>
                  </table:table>
                  <table:table table:name="Tabella8" table:style-name="Tabella8">
                    <table:table-column table:style-name="Tabella8.A"/>
                    <table:table-row>
                      <table:table-cell table:style-name="Tabella8.A1" office:value-type="string">
                        <text:p text:style-name="P2">URL di accesso al pannello:</text:p>
                        <text:p text:style-name="P4"><text:span text:style-name="Strong_20_Emphasis"><text:span text:style-name="T1">https://n8n.srv1352958.hstgr.cloud</text:span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Standard">Site Build nome api key <text:s text:c="2"/></text:p>
      <text:p text:style-name="Standard">eyJhbGciOiJIUzI1NiIsInR5cCI6IkpXVCJ9.eyJzdWIiOiJhNmMyNjVjMi1mMjhmLTQzNTItYmVhZi1hNTMyYTE2YjAwOGYiLCJpc3MiOiJuOG4iLCJhdWQiOiJwdWJsaWMtYXBpIiwianRpIjoiNTdkYjkzM2MtN2IyNy00MzYwLWI3YWUtYmNjZDE1MmE0NzZmIiwiaWF0IjoxNzcwNjQzMzg0fQ.i4Cs2Ye_QKAAgOwYaAuvjjZ_Wt6sP6QAfGzp1ScdAPs</text:p>
      <text:p text:style-name="Standard"/>
      <text:p text:style-name="Standard"><text:s/>Ciao Claude!</text:p>
      <text:p text:style-name="Standard"><text:s text:c="2"/>Devi completare l'integrazione n8n e implementare Swarm per Ads AI Ecosystem.</text:p>
      <text:p text:style-name="Standard"><text:s text:c="2"/>FILE PRINCIPALE: E:\sito\Ads Ai\CLAUDE_HANDOFF.md</text:p>
      <text:p text:style-name="Standard"><text:s text:c="2"/>CREDENZIALI: n8n: https://n8n.srv1352958.hstgr.cloud | Login: gaia / E-quipe</text:p>
      <text:p text:style-name="Standard"><text:s text:c="2"/>COSA FARE: 1. Leggi documento → 2. Crea workflow n8n → 3. Test end-to-end → 4. (Opzionale) Swarm</text:p>
      <text:p text:style-name="Standard"/>
      <text:p text:style-name="Standard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text:soft-page-break/>──────</text:p>
      <text:p text:style-name="Standard"><text:s text:c="2"/>🎯 Cosa Devi Fare Ora</text:p>
      <text:p text:style-name="Standard"/>
      <text:p text:style-name="Standard"><text:s text:c="2"/>Copia questo in Claude Code:</text:p>
      <text:p text:style-name="Standard"/>
      <text:p text:style-name="Standard"><text:s text:c="2"/>Ciao Claude,</text:p>
      <text:p text:style-name="Standard"/>
      <text:p text:style-name="Standard"><text:s text:c="2"/>ho un progetto Ads AI Ecosystem che necessita integrazione n8n e sistema Swarm multi-agent.</text:p>
      <text:p text:style-name="Standard"/>
      <text:p text:style-name="Standard"><text:s text:c="2"/>LEGGI QUESTO FILE PER PRIMO:</text:p>
      <text:p text:style-name="Standard"><text:s text:c="2"/>E:\sito\Ads Ai\CLAUDE_HANDOFF.md</text:p>
      <text:p text:style-name="Standard"/>
      <text:p text:style-name="Standard"><text:s text:c="2"/>Contiene:</text:p>
      <text:p text:style-name="Standard"><text:s text:c="2"/>- Architettura completa del sistema</text:p>
      <text:p text:style-name="Standard"><text:s text:c="2"/>- 4 moduli AI già funzionanti</text:p>
      <text:p text:style-name="Standard"><text:s text:c="2"/>- Knowledge Base integrata (14 settori)</text:p>
      <text:p text:style-name="Standard"><text:s text:c="2"/>- 3 opzioni per implementare Swarm</text:p>
      <text:p text:style-name="Standard"><text:s text:c="2"/>- Task dettagliati passo-passo</text:p>
      <text:p text:style-name="Standard"><text:s text:c="2"/>- Codice esempio per ogni componente</text:p>
      <text:p text:style-name="Standard"/>
      <text:p text:style-name="Standard"><text:s text:c="2"/>Inizia dalla FASE 1 (n8n Integration) che è CRITICA.</text:p>
      <text:p text:style-name="Standard"/>
      <text:p text:style-name="Standard"><text:s text:c="2"/>Accessi:</text:p>
      <text:p text:style-name="Standard"><text:s text:c="2"/>- n8n: https://n8n.srv1352958.hstgr.cloud</text:p>
      <text:p text:style-name="Standard"><text:s text:c="2"/>- Backend: http://localhost:3002</text:p>
      <text:p text:style-name="Standard"><text:s text:c="2"/>- Frontend: https://ads-ai-frontend-cok75v6j4-e-quipes-projects.vercel.app</text:p>
      <text:list xml:id="list5516923835302212788" text:style-name="L1">
        <text:list-item>
          <text:p text:style-name="P7">Login: gaia / E-quipe</text:p>
        </text:list-item>
      </text:list>
      <text:p text:style-name="Standard"/>
      <text:p text:style-name="Standard"><text:a xlink:type="simple" xlink:href="https://dash.cloudflare.com/sign-up" text:style-name="Internet_20_link" text:visited-style-name="Visited_20_Internet_20_Link">https://dash.cloudflare.com/sign-up</text:a></text:p>
      <text:p text:style-name="Standard">pass E-quipe!1</text:p>
      <text:p text:style-name="Standard"><text:a xlink:type="simple" xlink:href="mailto:Andrea.sisofo@e-quipe.it" text:style-name="Internet_20_link" text:visited-style-name="Visited_20_Internet_20_Link">Andrea.sisofo@e-quipe.it</text:a></text:p>
      <text:p text:style-name="Standard"/>
      <text:p text:style-name="Standard"/>
      <text:p text:style-name="Standard"/>
      <text:p text:style-name="Standard">https://app.web3forms.com/dashboard</text:p>
      <text:p text:style-name="Standard">4e402f7c-7121-41b8-b80a-82d2306a548a</text:p>
      <text:p text:style-name="Standard"/>
      <text:p text:style-name="Standard"><text:a xlink:type="simple" xlink:href="https://www.pexels.com/it-it/api/key/" text:style-name="Internet_20_link" text:visited-style-name="Visited_20_Internet_20_Link">https://www.pexels.com/it-it/api/key/</text:a></text:p>
      <text:p text:style-name="P8"><text:span text:style-name="T2">enJS6GFmo0qOJRQpu9mM56BlYa74jDkuBt7WYpYdsvQP266qQo6m4nuG</text:span> dobbia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nva Sans" svg:font-family="'Canva Sans', 'Helvetica Neue', Roboto, apple-system, blinkmacsystemfont, sans-serif"/>
    <style:font-face style:name="DM Sans1" svg:font-family="'DM Sans', Arial, sans-serif"/>
    <style:font-face style:name="DM Sans" svg:font-family="'DM Sans', Arial, sans-serif, serif, EmojiFont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</meta:initial-creator>
    <meta:creation-date>2026-02-03T19:00:07.23</meta:creation-date>
    <dc:date>2026-02-16T13:51:59.13</dc:date>
    <dc:creator>andrea </dc:creator>
    <meta:editing-duration>P1DT12H33M35S</meta:editing-duration>
    <meta:editing-cycles>7</meta:editing-cycles>
    <meta:generator>OpenOffice/4.1.15$Win32 OpenOffice.org_project/4115m2$Build-9813</meta:generator>
    <meta:document-statistic meta:table-count="8" meta:image-count="0" meta:object-count="0" meta:page-count="2" meta:paragraph-count="58" meta:word-count="192" meta:character-count="2226"/>
  </office:meta>
</office:document-meta>
</file>